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EJIA CAURURO, LUZMILA PELAY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6934790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LMACEN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EJIA CAURURO, LUZMILA PELAY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69347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7 - Trans. Aer. Caja Pollo Criollo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1/11/2021</text:p>
          </table:table-cell>
          <table:table-cell table:style-name="Tabla2.A2" office:value-type="string">
            <text:p text:style-name="P7">34587856</text:p>
          </table:table-cell>
          <table:table-cell table:style-name="Tabla2.A2" office:value-type="string">
            <text:p text:style-name="P7">1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USANA CARRION</text:p>
          </table:table-cell>
          <table:table-cell table:style-name="Tabla3.A2" office:value-type="string">
            <text:p text:style-name="P20">POLLO CRIOLLO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7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9:27:0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